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1" style:family="text">
      <style:text-properties style:font-name="Times New Roman1"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ruppe: 4 Team: 1, <text:s/>Alexander Breitenstein,Sven Bartel<text:tab/><text:tab/><text:tab/><text:tab/> <text:tab/>08.10.2013</text:p>
      <text:p text:style-name="Standard">Aufgabenaufteilung: </text:p>
      <text:p text:style-name="Standard">Aufgabe wurden gemeinsam in der HAW bearbeitet.</text:p>
      <text:p text:style-name="Standard">Quellenangaben: </text:p>
      <text:p text:style-name="Standard"><text:span text:style-name="T1">interne </text:span>Bachelorarbeit von Herrn S. Meise, die von Klauck betreut wurde, Erlang Doc.</text:p>
      <text:p text:style-name="Standard">Bearbeitungszeitraum: </text:p>
      <text:p text:style-name="Standard">30.09 bis 4.10, insgesamt 25 Stunden</text:p>
      <text:p text:style-name="Standard">Aktueller Stand: <text:s/></text:p>
      <text:p text:style-name="Standard">Fertig</text:p>
      <text:p text:style-name="Standard"/>
      <text:p text:style-name="Standard">Entwurfsskizze:</text:p>
      <text:p text:style-name="Standard"/>
      <text:p text:style-name="Standard">Bei der Analyse der Spezifikation des Messages Servers, konnten wir folgende Funktionalitäten und Restriktionen erkennen. ( Die Nummern orientieren sich an der Aufgabenstellung )</text:p>
      <text:p text:style-name="Standard"/>
      <text:p text:style-name="Standard">1.</text:p>
      <text:p text:style-name="Standard">- Messages werden vom Server eindeutig durchnummeriert ( start bei 1) </text:p>
      <text:p text:style-name="Standard">- Client holt sich eine MessageID vom Server</text:p>
      <text:p text:style-name="Standard"/>
      <text:p text:style-name="Standard">2.</text:p>
      <text:p text:style-name="Standard">-Messages sollen in zusammenhängender Reihenfolge angezeigt werden</text:p>
      <text:p text:style-name="Standard">-Messages können verloren gehen bzw in nicht sortierter Reihenfolge eintreffen</text:p>
      <text:p text:style-name="Standard">-Deliveryqueue enthält die Messages in richtiger Reihenfolge</text:p>
      <text:p text:style-name="Standard">-Die Deliveryqueuegröße kann maximal N Messages beinhalten</text:p>
      <text:p text:style-name="Standard">-Holdbackqueue enthält Messages die nicht ausgelierfert werden dürfen</text:p>
      <text:p text:style-name="Standard"/>
      <text:p text:style-name="Standard">3.</text:p>
      <text:p text:style-name="Standard">-Beim eintragen der Messages in die Holdbackqueue wird ihnen ein Zeitstemple gegeben (Empfangszeit)</text:p>
      <text:p text:style-name="Standard">-Beim eintragen der Messages in die Deliveryqueue wird ihnen ein Zeitstemple gegeben (Übertragungszeit)</text:p>
      <text:p text:style-name="Standard"/>
      <text:p text:style-name="Standard">4.</text:p>
      <text:p text:style-name="Standard">-Ein Client bekommt auf Anfrage EINE ihm noch nicht ausgelieferte Message aus</text:p>
      <text:p text:style-name="Standard"><text:s/>der DeliveryQueue ( beginnend mit der kleinsten ID)</text:p>
      <text:p text:style-name="Standard">-Dem Client wird durch ein Flag mitgeteilt, dass es noch weitere abrufbare Messages gibt</text:p>
      <text:p text:style-name="Standard">-Die ID der Message wird mit dem Text an den Client geschickt</text:p>
      <text:p text:style-name="Standard">-Sind keine Messages zum abrufen da, sendet der Server eine Dummy Message</text:p>
      <text:p text:style-name="Standard"/>
      <text:p text:style-name="Standard">5.</text:p>
      <text:p text:style-name="Standard">-Ein LESE Client, der seit X sec keine Message requested hat, wird vom Server vergessen</text:p>
      <text:p text:style-name="Standard">-Nach ablauf seiner X sec wird er wie ein neuer Client behandelt</text:p>
      <text:p text:style-name="Standard"/>
      <text:p text:style-name="Standard">6.</text:p>
      <text:p text:style-name="Standard">-Wenn die Holdbackqueue <text:s/>mehr als die Hälfte an Nachrichten enthält und eine Lücke besteht, diese Lücke zwischen Deliveryqueue und Holdbackqueue mit genau einer Fehlernachricht zu schliessen.</text:p>
      <text:p text:style-name="Standard">-Es werden keine weiteren Lücken innerhalb der Holdbackqueue gefüllt,in dem Sinne wird die Holdbackqueue nur bis zur nächsten Lücke geleert</text:p>
      <text:p text:style-name="Standard"/>
      <text:p text:style-name="Standard">7.</text:p>
      <text:p text:style-name="Standard">- Wenn der Server X sekunden nichts zutun hat, dann beendet er sich</text:p>
      <text:p text:style-name="Standard"/>
      <text:p text:style-name="Standard"><text:soft-page-break/>8.</text:p>
      <text:p text:style-name="Standard">- Als ADTs sind nur Listen erlaubt</text:p>
      <text:p text:style-name="Standard">- Maximal 2 Prozesse + Einem zum loggen</text:p>
      <text:p text:style-name="Standard">- Die steuernden Werte sind in einer config Datei anzugeben</text:p>
      <text:p text:style-name="Standard">- Der Server muss mit register(name,ServerPid) beim Erlang DNS angemeldet werden</text:p>
      <text:p text:style-name="Standard"/>
      <text:p text:style-name="Standard">Bis auf Funktionalität 6 sind alle Funktionalitäten selbsterklärend und anlog zu lösen.</text:p>
      <text:p text:style-name="Standard"/>
      <text:p text:style-name="Standard">Der Ansatz zum füllen der Lücke zwischen dem höchsten Eintrag(Nachricht mit der höchsten ID) der Deliveryqueue und dem niedrigsten Eintrag(Nachricht mit der kleinsten ID) der Holdbackqueue wird mithilfe von der in Prof. Klaucks Hilfsmodul, werkzeuge, Funktionen gelöst.</text:p>
      <text:p text:style-name="Standard"/>
      <text:p text:style-name="Standard">Die Queues werden durch SortedList realisiert, durch aufrufen der Min/Max Funktionen werden die <text:s/>oben genannten benötigten Eintrage gefunden. Dadurch ist die Spanne für die zu erstellende Fehlernachricht gegeben, als Nachrichten ID wird die höchste nicht vorhandene Narichten ID gewählt um bei der nächsten Lückenfüllung nicht wieder eine Fehlernachricht für eine bereits erkannte Lücke zu erstellen.</text:p>
      <text:p text:style-name="Standard"/>
      <text:p text:style-name="Standard">Die Holdbackqueue wird nach der erstellten Fehlernachricht bis zur nächsten Lücke abgearbeitet, die dadurch erkannt wird, dass die ID mit eins iterieren.</text:p>
      <text:p text:style-name="Standard">Der Platz in der Deliveryqueue wird durch die Differenz „MaxQueuegröße -Deliveryqueue.size()+(Einträge aus der Holdbackqueu)“ errechnet und von vorne auß der Deliveryqueue entfernt.</text:p>
      <text:p text:style-name="Standard"/>
      <text:p text:style-name="Standard">Nun zu den erkannten Funktionalitäten des Clients</text:p>
      <text:p text:style-name="Standard"/>
      <text:p text:style-name="Standard">9.</text:p>
      <text:p text:style-name="Standard">- Redakteur Client sendet in X sec abständen eine Message zum Server, die </text:p>
      <text:p text:style-name="Standard">seinen Namen, Praktikumsgruppe und die Teamnummer beinhalten sowie die Systemzeit</text:p>
      <text:p text:style-name="Standard">- Zwischen dem Anfordern der MessageID und dem Absenden der Message wird X sec gewartet</text:p>
      <text:p text:style-name="Standard"/>
      <text:p text:style-name="Standard">10.</text:p>
      <text:p text:style-name="Standard">- Alle 5 Messages wird die Wartezeit um 50%(min. 1sec) per zufall vergrößert oder</text:p>
      <text:p text:style-name="Standard">verkleinert, die Zeit darf nicht unter 2 sec rutschen</text:p>
      <text:p text:style-name="Standard"/>
      <text:p text:style-name="Standard">11.</text:p>
      <text:p text:style-name="Standard">- Der Redaktuer Client fragt nach 5 Messages eine MessageID ab, die er verfallen lässt d.h. keine Message sendet</text:p>
      <text:p text:style-name="Standard">- dies ist im Log zuvermerken</text:p>
      <text:p text:style-name="Standard"/>
      <text:p text:style-name="Standard">12.</text:p>
      <text:p text:style-name="Standard">- Lese Client fragt solange Messages beim Server ab, bis er alle erhalten hat</text:p>
      <text:p text:style-name="Standard">- Der Eingang der Messages ist im Log zuvermerken</text:p>
      <text:p text:style-name="Standard">- Der Client speichert die vom Server erhaltenen Messages ID´s um seine vom Redaktuer versandten Messages bei Eingang durch den Lese Client als seine eigene zu Identifizieren und sie zu makieren.</text:p>
      <text:p text:style-name="Standard"/>
      <text:p text:style-name="Standard">13.</text:p>
      <text:p text:style-name="Standard">- Der Client besitzt eine Lebenszeit, nach dessen Ablauf er sich beendet.</text:p>
      <text:p text:style-name="Standard"/>
      <text:p text:style-name="Standard">14.</text:p>
      <text:p text:style-name="Standard">- Die steuernden Werte sind in einer Config Datei anzugeben</text:p>
      <text:p text:style-name="Standard">- Der Client darf maximal aus einem Prozess bestehen + einen zum Loggen</text:p>
      <text:p text:style-name="Standard"><text:soft-page-break/>Die Funktionalitäten des Clients wurden nach der Aufgabenanalyse implementiert und in unserer Entwicklungsumgebung erfolgreich getes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0-08T16:28:18.43</meta:creation-date>
    <dc:date>2013-10-08T18:17:26.98</dc:date>
    <meta:editing-duration>PT00H16M42S</meta:editing-duration>
    <meta:editing-cycles>2</meta:editing-cycles>
    <meta:generator>OpenOffice.org/3.2$Win32 OpenOffice.org_project/320m18$Build-9502</meta:generator>
    <meta:document-statistic meta:table-count="0" meta:image-count="0" meta:object-count="0" meta:page-count="3" meta:paragraph-count="68" meta:word-count="689" meta:character-count="4619"/>
  </office:meta>
</office:document-meta>
</file>